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1cm" fo:min-width="0cm"/>
    </style:style>
    <style:style style:name="gr4" style:family="graphic" style:parent-style-name="standard">
      <style:graphic-properties svg:stroke-width="0.051cm" svg:stroke-color="#000000" draw:marker-start-width="0.376cm" draw:marker-end-width="0.376cm" draw:fill="solid" draw:fill-color="#eeeee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76cm" draw:marker-end-width="0.376cm" draw:fill="solid" draw:fill-color="#eeeee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25cm" svg:stroke-color="#000000" draw:fill="solid" draw:fill-color="#cccccc" draw:textarea-horizontal-align="justify" draw:textarea-vertical-align="middle" draw:auto-grow-height="false" fo:padding-top="0.051cm" fo:padding-bottom="0cm" fo:padding-left="0cm" fo:padding-right="0cm"/>
    </style:style>
    <style:style style:name="gr9" style:family="graphic" style:parent-style-name="standard">
      <style:graphic-properties svg:stroke-width="0.051cm" svg:stroke-color="#000000" draw:marker-start-width="0.376cm" draw:marker-end-width="0.376cm" draw:fill="solid" draw:fill-color="#eeeeee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4cm" svg:stroke-color="#000000" draw:marker-start-width="0.36cm" draw:marker-end-width="0.36cm" draw:fill="solid" draw:fill-color="#f0f0f0" draw:opacity="50%" draw:textarea-horizontal-align="justify" draw:textarea-vertical-align="middle" draw:auto-grow-height="false" fo:padding-top="0.145cm" fo:padding-bottom="0.145cm" fo:padding-left="0.27cm" fo:padding-right="0.27cm" draw:shadow-opacity="50%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text-properties fo:color="#000000" fo:font-size="14pt" fo:font-weight="bold" style:font-size-asian="18pt" style:font-size-complex="18pt"/>
    </style:style>
    <style:style style:name="P3" style:family="paragraph">
      <style:text-properties fo:color="#000000" fo:font-size="1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color="#000000" fo:font-size="14pt" fo:font-weight="bold" style:font-size-asian="18pt" style:font-size-complex="18pt"/>
    </style:style>
    <style:style style:name="T2" style:family="text">
      <style:text-properties fo:color="#000000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0.647cm" svg:y1="14.37cm" svg:x2="3.829cm" svg:y2="14.37cm">
              <text:p/>
            </draw:line>
            <draw:line draw:style-name="gr1" draw:text-style-name="P1" draw:layer="layout" svg:x1="0.648cm" svg:y1="14.37cm" svg:x2="2.829cm" svg:y2="12.552cm">
              <text:p/>
            </draw:line>
            <draw:line draw:style-name="gr1" draw:text-style-name="P1" draw:layer="layout" svg:x1="0.648cm" svg:y1="14.371cm" svg:x2="0.649cm" svg:y2="11.007cm">
              <text:p/>
            </draw:line>
          </draw:g>
          <draw:frame draw:style-name="gr2" draw:text-style-name="P2" draw:layer="layout" svg:width="1.391cm" svg:height="0.806cm" svg:x="3.037cm" svg:y="14.462cm">
            <draw:text-box>
              <text:p><text:span text:style-name="T1">XI, </text:span><text:span text:style-name="T2">i</text:span></text:p>
            </draw:text-box>
          </draw:frame>
          <draw:frame draw:style-name="gr2" draw:text-style-name="P3" draw:layer="layout" svg:width="1.874cm" svg:height="0.806cm" svg:x="1.617cm" svg:y="11.747cm">
            <draw:text-box>
              <text:p><text:span text:style-name="T2">ETA, j</text:span></text:p>
            </draw:text-box>
          </draw:frame>
          <draw:frame draw:style-name="gr3" draw:text-style-name="P2" draw:layer="layout" svg:width="2.309cm" svg:height="0.806cm" svg:x="0.219cm" svg:y="10.28cm">
            <draw:text-box>
              <text:p><text:span text:style-name="T1">ZETA, </text:span><text:span text:style-name="T2">k</text:span></text:p>
            </draw:text-box>
          </draw:frame>
        </draw:g>
        <draw:g>
          <draw:g>
            <draw:polygon draw:style-name="gr4" draw:text-style-name="P4" draw:layer="layout" svg:width="5.294cm" svg:height="1.875cm" svg:x="14.304cm" svg:y="5.726cm" svg:viewBox="0 0 5295 1876" draw:points="0,1876 5295,1876 1736,0">
              <text:p/>
            </draw:polygon>
            <draw:polygon draw:style-name="gr5" draw:text-style-name="P4" draw:layer="layout" svg:width="2.551cm" svg:height="3.662cm" draw:transform="skewX (0.822748209390127) rotate (0.822748209390127) translate (14.303cm 2.23557230543511cm)" svg:viewBox="0 0 2552 3663" draw:points="0,3663 0,0 2552,0 2552,3662">
              <text:p/>
            </draw:polygon>
            <draw:polygon draw:style-name="gr5" draw:text-style-name="P4" draw:layer="layout" svg:width="4.085cm" svg:height="4.785cm" draw:transform="skewX (-0.475602221168455) rotate (-0.476125819944054) translate (16.0390676068881cm 0.364373845009465cm)" svg:viewBox="0 0 4086 4786" draw:points="4086,4785 4083,0 0,0 3,4786">
              <text:p/>
            </draw:polygon>
            <draw:custom-shape draw:style-name="gr5" draw:text-style-name="P4" draw:layer="layout" svg:width="5.382cm" svg:height="5.36cm" svg:x="14.303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4" draw:text-style-name="P4" draw:layer="layout" svg:width="5.38cm" svg:height="1.875cm" svg:x="14.304cm" svg:y="0.365cm" svg:viewBox="0 0 5381 1876" draw:points="0,1876 5381,1876 1765,0">
              <text:p/>
            </draw:polygon>
          </draw:g>
          <draw:g>
            <draw:line draw:style-name="gr6" draw:text-style-name="P4" draw:layer="layout" svg:x1="15.239cm" svg:y1="6.605cm" svg:x2="17.78cm" svg:y2="6.605cm">
              <text:p/>
            </draw:line>
            <draw:line draw:style-name="gr6" draw:text-style-name="P4" draw:layer="layout" svg:x1="15.239cm" svg:y1="3.938cm" svg:x2="17.78cm" svg:y2="3.938cm">
              <text:p/>
            </draw:line>
            <draw:line draw:style-name="gr6" draw:text-style-name="P4" draw:layer="layout" svg:x1="15.239cm" svg:y1="1.271cm" svg:x2="17.78cm" svg:y2="1.271cm">
              <text:p/>
            </draw:line>
            <draw:line draw:style-name="gr6" draw:text-style-name="P4" draw:layer="layout" svg:x1="17.77cm" svg:y1="6.668cm" svg:x2="17.77cm" svg:y2="1.207cm">
              <text:p/>
            </draw:line>
            <draw:line draw:style-name="gr6" draw:text-style-name="P4" draw:layer="layout" svg:x1="15.203cm" svg:y1="6.668cm" svg:x2="15.203cm" svg:y2="1.207cm">
              <text:p/>
            </draw:line>
            <draw:line draw:style-name="gr7" draw:text-style-name="P4" draw:layer="layout" svg:x1="14.35cm" svg:y1="4.827cm" svg:x2="16.128cm" svg:y2="3.049cm">
              <text:p/>
            </draw:line>
            <draw:line draw:style-name="gr7" draw:text-style-name="P4" draw:layer="layout" svg:x1="16.89cm" svg:y1="4.827cm" svg:x2="17.78cm" svg:y2="3.938cm">
              <text:p/>
            </draw:line>
            <draw:line draw:style-name="gr6" draw:text-style-name="P4" draw:layer="layout" svg:x1="14.35cm" svg:y1="4.891cm" svg:x2="19.811cm" svg:y2="4.891cm">
              <text:p/>
            </draw:line>
            <draw:line draw:style-name="gr6" draw:text-style-name="P4" draw:layer="layout" svg:x1="16.881cm" svg:y1="7.621cm" svg:x2="16.881cm" svg:y2="2.16cm">
              <text:p/>
            </draw:line>
            <draw:line draw:style-name="gr7" draw:text-style-name="P4" draw:layer="layout" svg:x1="16.89cm" svg:y1="7.494cm" svg:x2="17.78cm" svg:y2="6.605cm">
              <text:p/>
            </draw:line>
            <draw:line draw:style-name="gr7" draw:text-style-name="P4" draw:layer="layout" svg:x1="16.89cm" svg:y1="2.16cm" svg:x2="17.78cm" svg:y2="1.271cm">
              <text:p/>
            </draw:line>
            <draw:line draw:style-name="gr7" draw:text-style-name="P4" draw:layer="layout" svg:x1="19.685cm" svg:y1="4.827cm" svg:x2="16.002cm" svg:y2="3.049cm">
              <text:p/>
            </draw:line>
          </draw:g>
          <draw:g>
            <draw:custom-shape draw:style-name="gr8" draw:text-style-name="P5" draw:layer="layout" svg:width="0.508cm" svg:height="0.508cm" svg:x="14.097cm" svg:y="7.24cm">
              <text:p text:style-name="P5">1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9.431cm" svg:y="7.24cm">
              <text:p text:style-name="P5">3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5.875cm" svg:y="5.462cm">
              <text:p text:style-name="P5">6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4.097cm" svg:y="1.906cm">
              <text:p text:style-name="P5">13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9.431cm" svg:y="1.906cm">
              <text:p text:style-name="P5">15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5.875cm" svg:y="0.128cm">
              <text:p text:style-name="P5">18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6.636cm" svg:y="7.239cm">
              <text:p text:style-name="P5">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6.636cm" svg:y="1.905cm">
              <text:p text:style-name="P5">14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4.985cm" svg:y="6.351cm">
              <text:p text:style-name="P5">4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4.985cm" svg:y="1.017cm">
              <text:p text:style-name="P5">16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7.524cm" svg:y="6.35cm">
              <text:p text:style-name="P5">5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7.524cm" svg:y="1.016cm">
              <text:p text:style-name="P5">17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4.096cm" svg:y="4.572cm">
              <text:p text:style-name="P5">7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9.43cm" svg:y="4.572cm">
              <text:p text:style-name="P5">9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5.874cm" svg:y="2.794cm">
              <text:p text:style-name="P5">1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6.635cm" svg:y="4.571cm">
              <text:p text:style-name="P5">8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4.984cm" svg:y="3.683cm">
              <text:p text:style-name="P5">10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7.523cm" svg:y="3.682cm">
              <text:p text:style-name="P5">11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g>
            <draw:polygon draw:style-name="gr5" draw:text-style-name="P4" draw:layer="layout" svg:width="2.536cm" svg:height="3.636cm" draw:transform="skewX (0.827286065445312) rotate (0.827286065445312) translate (14.2722316684378cm 8.64471986611219cm)" svg:viewBox="0 0 2537 3637" draw:points="0,3637 0,0 2537,3637">
              <text:p/>
            </draw:polygon>
            <draw:polygon draw:style-name="gr5" draw:text-style-name="P4" draw:layer="layout" svg:width="6cm" svg:height="2.498cm" draw:transform="skewX (-0.479441945522842) rotate (-0.479791011373242) translate (14.2524308408004cm 11.1811973438268cm)" svg:viewBox="0 0 6001 2499" draw:points="6001,0 0,2499 1935,44">
              <text:p/>
            </draw:polygon>
            <draw:polygon draw:style-name="gr4" draw:text-style-name="P4" draw:layer="layout" svg:width="5.333cm" svg:height="5.304cm" svg:x="14.242cm" svg:y="8.646cm" svg:viewBox="0 0 5334 5305" draw:points="1719,3479 5334,5305 0,0">
              <text:p/>
            </draw:polygon>
            <draw:polygon draw:style-name="gr9" draw:text-style-name="P4" draw:layer="layout" svg:width="5.324cm" svg:height="5.354cm" svg:x="14.251cm" svg:y="8.646cm" svg:viewBox="0 0 5325 5355" draw:points="22,5355 5325,5351 0,0">
              <text:p/>
            </draw:polygon>
          </draw:g>
          <draw:g>
            <draw:line draw:style-name="gr6" draw:text-style-name="P4" draw:layer="layout" svg:x1="15.131cm" svg:y1="13.09cm" svg:x2="17.672cm" svg:y2="13.09cm">
              <text:p/>
            </draw:line>
            <draw:line draw:style-name="gr6" draw:text-style-name="P4" draw:layer="layout" svg:x1="15.131cm" svg:y1="10.423cm" svg:x2="16.782cm" svg:y2="11.312cm">
              <text:p/>
            </draw:line>
            <draw:line draw:style-name="gr6" draw:text-style-name="P4" draw:layer="layout" svg:x1="15.095cm" svg:y1="13.153cm" svg:x2="15.131cm" svg:y2="10.296cm">
              <text:p/>
            </draw:line>
            <draw:line draw:style-name="gr7" draw:text-style-name="P4" draw:layer="layout" svg:x1="14.242cm" svg:y1="11.312cm" svg:x2="15.131cm" svg:y2="10.423cm">
              <text:p/>
            </draw:line>
            <draw:line draw:style-name="gr6" draw:text-style-name="P4" draw:layer="layout" svg:x1="14.242cm" svg:y1="11.376cm" svg:x2="16.782cm" svg:y2="11.312cm">
              <text:p/>
            </draw:line>
            <draw:line draw:style-name="gr6" draw:text-style-name="P4" draw:layer="layout" svg:x1="16.773cm" svg:y1="14.106cm" svg:x2="16.782cm" svg:y2="11.185cm">
              <text:p/>
            </draw:line>
            <draw:line draw:style-name="gr7" draw:text-style-name="P4" draw:layer="layout" svg:x1="16.782cm" svg:y1="13.979cm" svg:x2="17.672cm" svg:y2="13.09cm">
              <text:p/>
            </draw:line>
            <draw:line draw:style-name="gr6" draw:text-style-name="P4" draw:layer="layout" svg:x1="17.671cm" svg:y1="13.09cm" svg:x2="16.783cm" svg:y2="11.313cm">
              <text:p/>
            </draw:line>
          </draw:g>
          <draw:g>
            <draw:custom-shape draw:style-name="gr8" draw:text-style-name="P5" draw:layer="layout" svg:width="0.508cm" svg:height="0.508cm" svg:x="13.989cm" svg:y="13.725cm">
              <text:p text:style-name="P5">1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9.323cm" svg:y="13.725cm">
              <text:p text:style-name="P5">3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5.767cm" svg:y="11.947cm">
              <text:p text:style-name="P5">6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3.989cm" svg:y="8.391cm">
              <text:p text:style-name="P5">10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6.528cm" svg:y="13.724cm">
              <text:p text:style-name="P5">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4.877cm" svg:y="12.836cm">
              <text:p text:style-name="P5">4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7.416cm" svg:y="12.835cm">
              <text:p text:style-name="P5">5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3.988cm" svg:y="11.057cm">
              <text:p text:style-name="P5">7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6.527cm" svg:y="11.056cm">
              <text:p text:style-name="P5">8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4.876cm" svg:y="10.168cm">
              <text:p text:style-name="P5">9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custom-shape draw:style-name="gr10" draw:text-style-name="P1" draw:layer="layout" svg:width="7.138cm" svg:height="7.139cm" svg:x="4.953cm" svg:y="0.328cm">
            <text:p/>
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" draw:text-style-name="P1" draw:layer="layout" svg:width="7.138cm" svg:height="7.138cm" svg:x="4.979cm" svg:y="0.35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line draw:style-name="gr6" draw:text-style-name="P4" draw:layer="layout" svg:x1="5.842cm" svg:y1="6.605cm" svg:x2="11.303cm" svg:y2="6.605cm">
              <text:p/>
            </draw:line>
            <draw:line draw:style-name="gr6" draw:text-style-name="P4" draw:layer="layout" svg:x1="5.842cm" svg:y1="3.938cm" svg:x2="11.303cm" svg:y2="3.938cm">
              <text:p/>
            </draw:line>
            <draw:line draw:style-name="gr6" draw:text-style-name="P4" draw:layer="layout" svg:x1="5.842cm" svg:y1="1.271cm" svg:x2="11.303cm" svg:y2="1.271cm">
              <text:p/>
            </draw:line>
            <draw:line draw:style-name="gr6" draw:text-style-name="P4" draw:layer="layout" svg:x1="11.24cm" svg:y1="6.668cm" svg:x2="11.24cm" svg:y2="1.207cm">
              <text:p/>
            </draw:line>
            <draw:line draw:style-name="gr6" draw:text-style-name="P4" draw:layer="layout" svg:x1="8.373cm" svg:y1="6.668cm" svg:x2="8.373cm" svg:y2="1.207cm">
              <text:p/>
            </draw:line>
            <draw:line draw:style-name="gr6" draw:text-style-name="P4" draw:layer="layout" svg:x1="5.806cm" svg:y1="6.668cm" svg:x2="5.806cm" svg:y2="1.207cm">
              <text:p/>
            </draw:line>
            <draw:line draw:style-name="gr7" draw:text-style-name="P4" draw:layer="layout" svg:x1="4.953cm" svg:y1="4.827cm" svg:x2="6.731cm" svg:y2="3.049cm">
              <text:p/>
            </draw:line>
            <draw:line draw:style-name="gr7" draw:text-style-name="P4" draw:layer="layout" svg:x1="10.287cm" svg:y1="4.827cm" svg:x2="12.065cm" svg:y2="3.049cm">
              <text:p/>
            </draw:line>
            <draw:line draw:style-name="gr7" draw:text-style-name="P4" draw:layer="layout" svg:x1="7.493cm" svg:y1="4.827cm" svg:x2="9.271cm" svg:y2="3.049cm">
              <text:p/>
            </draw:line>
            <draw:line draw:style-name="gr6" draw:text-style-name="P4" draw:layer="layout" svg:x1="6.731cm" svg:y1="3.113cm" svg:x2="12.192cm" svg:y2="3.113cm">
              <text:p/>
            </draw:line>
            <draw:line draw:style-name="gr6" draw:text-style-name="P4" draw:layer="layout" svg:x1="9.262cm" svg:y1="5.843cm" svg:x2="9.262cm" svg:y2="0.382cm">
              <text:p/>
            </draw:line>
            <draw:line draw:style-name="gr6" draw:text-style-name="P4" draw:layer="layout" svg:x1="4.953cm" svg:y1="4.891cm" svg:x2="10.414cm" svg:y2="4.891cm">
              <text:p/>
            </draw:line>
            <draw:line draw:style-name="gr6" draw:text-style-name="P4" draw:layer="layout" svg:x1="7.484cm" svg:y1="7.621cm" svg:x2="7.484cm" svg:y2="2.16cm">
              <text:p/>
            </draw:line>
            <draw:line draw:style-name="gr7" draw:text-style-name="P4" draw:layer="layout" svg:x1="7.493cm" svg:y1="7.494cm" svg:x2="9.271cm" svg:y2="5.716cm">
              <text:p/>
            </draw:line>
            <draw:line draw:style-name="gr7" draw:text-style-name="P4" draw:layer="layout" svg:x1="7.493cm" svg:y1="2.16cm" svg:x2="9.271cm" svg:y2="0.382cm">
              <text:p/>
            </draw:line>
          </draw:g>
          <draw:g>
            <draw:custom-shape draw:style-name="gr8" draw:text-style-name="P5" draw:layer="layout" svg:width="0.508cm" svg:height="0.508cm" svg:x="4.7cm" svg:y="7.24cm">
              <text:p text:style-name="P5">1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0.034cm" svg:y="7.24cm">
              <text:p text:style-name="P5">3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1.812cm" svg:y="5.462cm">
              <text:p text:style-name="P5">9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6.478cm" svg:y="5.462cm">
              <text:p text:style-name="P5">7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4.7cm" svg:y="1.906cm">
              <text:p text:style-name="P5">19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0.034cm" svg:y="1.906cm">
              <text:p text:style-name="P5">21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1.812cm" svg:y="0.128cm">
              <text:p text:style-name="P5">27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6.478cm" svg:y="0.128cm">
              <text:p text:style-name="P5">25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7.239cm" svg:y="7.239cm">
              <text:p text:style-name="P5">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9.017cm" svg:y="5.461cm">
              <text:p text:style-name="P5">8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7.239cm" svg:y="1.905cm">
              <text:p text:style-name="P5">20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9.017cm" svg:y="0.127cm">
              <text:p text:style-name="P5">26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5.588cm" svg:y="6.351cm">
              <text:p text:style-name="P5">4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0.922cm" svg:y="6.351cm">
              <text:p text:style-name="P5">6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5.588cm" svg:y="1.017cm">
              <text:p text:style-name="P5">2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0.922cm" svg:y="1.017cm">
              <text:p text:style-name="P5">24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8.127cm" svg:y="6.35cm">
              <text:p text:style-name="P5">5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8.127cm" svg:y="1.016cm">
              <text:p text:style-name="P5">23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4.699cm" svg:y="4.572cm">
              <text:p text:style-name="P5">10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0.033cm" svg:y="4.572cm">
              <text:p text:style-name="P5">1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1.811cm" svg:y="2.794cm">
              <text:p text:style-name="P5">18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6.477cm" svg:y="2.794cm">
              <text:p text:style-name="P5">16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7.238cm" svg:y="4.571cm">
              <text:p text:style-name="P5">11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9.016cm" svg:y="2.793cm">
              <text:p text:style-name="P5">17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5.587cm" svg:y="3.683cm">
              <text:p text:style-name="P5">13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0.921cm" svg:y="3.683cm">
              <text:p text:style-name="P5">15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8.126cm" svg:y="3.682cm">
              <text:p text:style-name="P5">14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g>
            <draw:polygon draw:style-name="gr5" draw:text-style-name="P4" draw:layer="layout" svg:width="2.567cm" svg:height="3.678cm" draw:transform="skewX (0.834441915378489) rotate (0.834441915378489) translate (5.03036655948553cm 8.5007144438296cm)" svg:viewBox="0 0 2568 3679" draw:points="0,3679 0,0 2568,3678">
              <text:p/>
            </draw:polygon>
            <draw:polygon draw:style-name="gr5" draw:text-style-name="P4" draw:layer="layout" svg:width="7.994cm" svg:height="4.991cm" draw:transform="skewX (-0.485201532054423) rotate (-0.485899663755222) translate (5.01342897964882cm 8.31432821117249cm)" svg:viewBox="0 0 7995 4992" draw:points="6051,2511 0,4992 1949,2497 7995,0">
              <text:p/>
            </draw:polygon>
            <draw:polygon draw:style-name="gr4" draw:text-style-name="P4" draw:layer="layout" svg:width="7.073cm" svg:height="3.545cm" svg:x="5cm" svg:y="8.502cm" svg:viewBox="0 0 7074 3546" draw:points="1727,3546 7074,3546 0,0">
              <text:p/>
            </draw:polygon>
            <draw:polygon draw:style-name="gr5" draw:text-style-name="P4" draw:layer="layout" svg:width="7.052cm" svg:height="5.453cm" svg:x="5.03cm" svg:y="8.507cm" svg:viewBox="0 0 7053 5454" draw:points="7053,3541 0,0 5348,5454">
              <text:p/>
            </draw:polygon>
            <draw:polygon draw:style-name="gr9" draw:text-style-name="P4" draw:layer="layout" svg:width="5.347cm" svg:height="5.458cm" svg:x="5.009cm" svg:y="8.502cm" svg:viewBox="0 0 5348 5459" draw:points="22,5459 5348,5455 0,0">
              <text:p/>
            </draw:polygon>
          </draw:g>
          <draw:g>
            <draw:line draw:style-name="gr6" draw:text-style-name="P4" draw:layer="layout" svg:x1="5.86cm" svg:y1="12.963cm" svg:x2="11.321cm" svg:y2="12.963cm">
              <text:p/>
            </draw:line>
            <draw:line draw:style-name="gr6" draw:text-style-name="P4" draw:layer="layout" svg:x1="5.88cm" svg:y1="10.296cm" svg:x2="8.392cm" svg:y2="10.296cm">
              <text:p/>
            </draw:line>
            <draw:line draw:style-name="gr6" draw:text-style-name="P4" draw:layer="layout" svg:x1="8.391cm" svg:y1="12.963cm" svg:x2="8.391cm" svg:y2="10.296cm">
              <text:p/>
            </draw:line>
            <draw:line draw:style-name="gr6" draw:text-style-name="P4" draw:layer="layout" svg:x1="5.824cm" svg:y1="12.963cm" svg:x2="5.824cm" svg:y2="10.296cm">
              <text:p/>
            </draw:line>
            <draw:line draw:style-name="gr7" draw:text-style-name="P4" draw:layer="layout" svg:x1="4.971cm" svg:y1="11.185cm" svg:x2="5.86cm" svg:y2="10.296cm">
              <text:p/>
            </draw:line>
            <draw:line draw:style-name="gr7" draw:text-style-name="P4" draw:layer="layout" svg:x1="7.511cm" svg:y1="11.185cm" svg:x2="8.4cm" svg:y2="10.296cm">
              <text:p/>
            </draw:line>
            <draw:line draw:style-name="gr6" draw:text-style-name="P4" draw:layer="layout" svg:x1="4.971cm" svg:y1="11.249cm" svg:x2="7.483cm" svg:y2="11.249cm">
              <text:p/>
            </draw:line>
            <draw:line draw:style-name="gr6" draw:text-style-name="P4" draw:layer="layout" svg:x1="7.502cm" svg:y1="13.979cm" svg:x2="7.511cm" svg:y2="11.185cm">
              <text:p/>
            </draw:line>
            <draw:line draw:style-name="gr7" draw:text-style-name="P4" draw:layer="layout" svg:x1="7.511cm" svg:y1="13.852cm" svg:x2="9.289cm" svg:y2="12.074cm">
              <text:p/>
            </draw:line>
            <draw:line draw:style-name="gr7" draw:text-style-name="P4" draw:layer="layout" svg:x1="11.194cm" svg:y1="12.963cm" svg:x2="8.401cm" svg:y2="10.297cm">
              <text:p/>
            </draw:line>
            <draw:line draw:style-name="gr7" draw:text-style-name="P4" draw:layer="layout" svg:x1="9.29cm" svg:y1="12.074cm" svg:x2="8.4cm" svg:y2="10.296cm">
              <text:p/>
            </draw:line>
          </draw:g>
          <draw:g>
            <draw:custom-shape draw:style-name="gr8" draw:text-style-name="P5" draw:layer="layout" svg:width="0.508cm" svg:height="0.508cm" svg:x="4.718cm" svg:y="13.598cm">
              <text:p text:style-name="P5">1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0.052cm" svg:y="13.598cm">
              <text:p text:style-name="P5">3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1.83cm" svg:y="11.82cm">
              <text:p text:style-name="P5">9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6.496cm" svg:y="11.82cm">
              <text:p text:style-name="P5">7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4.718cm" svg:y="8.264cm">
              <text:p text:style-name="P5">14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7.257cm" svg:y="13.597cm">
              <text:p text:style-name="P5">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9.035cm" svg:y="11.819cm">
              <text:p text:style-name="P5">8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5.606cm" svg:y="12.709cm">
              <text:p text:style-name="P5">4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10.94cm" svg:y="12.709cm">
              <text:p text:style-name="P5">6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8.145cm" svg:y="12.708cm">
              <text:p text:style-name="P5">5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4.717cm" svg:y="10.93cm">
              <text:p text:style-name="P5">10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7.256cm" svg:y="10.929cm">
              <text:p text:style-name="P5">11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5.605cm" svg:y="10.041cm">
              <text:p text:style-name="P5">12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5" draw:layer="layout" svg:width="0.508cm" svg:height="0.508cm" svg:x="8.144cm" svg:y="10.04cm">
              <text:p text:style-name="P5">13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2:11:40.199471684</meta:creation-date>
    <dc:date>2014-11-20T12:57:54.152393565</dc:date>
    <meta:editing-duration>PT3M40S</meta:editing-duration>
    <meta:editing-cycles>5</meta:editing-cycles>
    <meta:generator>LibreOffice/4.2.7.2$Linux_X86_64 LibreOffice_project/420m0$Build-2</meta:generator>
    <meta:document-statistic meta:object-count="154"/>
  </office:meta>
</office:document-meta>
</file>